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ource Sans Pro" svg:font-family="'Source Sans Pro', sans-serif"/>
    <style:font-face style:name="var fontMono" svg:font-family="'var fontMono'"/>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in" fo:margin-right="0in" fo:orphans="0" fo:widows="2" fo:text-indent="0in" style:auto-text-indent="false"/>
    </style:style>
    <style:style style:name="P2" style:family="paragraph" style:parent-style-name="Text_20_body">
      <style:paragraph-properties fo:margin-left="0in" fo:margin-right="0in" fo:margin-top="0in" fo:margin-bottom="0in" loext:contextual-spacing="false" fo:text-indent="0in" style:auto-text-indent="false"/>
      <style:text-properties fo:font-weight="bold"/>
    </style:style>
    <style:style style:name="P3" style:family="paragraph" style:parent-style-name="Heading_20_2">
      <style:text-properties fo:font-weight="bold"/>
    </style:style>
    <style:style style:name="P4" style:family="paragraph" style:parent-style-name="Text_20_body">
      <style:text-properties loext:padding="0in" loext:border="none"/>
    </style:style>
    <style:style style:name="P5" style:family="paragraph" style:parent-style-name="Preformatted_20_Text">
      <style:paragraph-properties fo:margin-top="0in" fo:margin-bottom="0in" loext:contextual-spacing="false" fo:padding-left="0.0193in" fo:padding-right="0in" fo:padding-top="0.0193in" fo:padding-bottom="0.0193in" fo:border-left="0.06pt solid #808080" fo:border-right="none" fo:border-top="0.06pt solid #808080" fo:border-bottom="0.06pt solid #808080"/>
      <style:text-properties fo:color="#000000" style:font-name="var fontMono"/>
    </style:style>
    <style:style style:name="P6" style:family="paragraph" style:parent-style-name="Text_20_body" style:list-style-name="L1">
      <style:paragraph-properties fo:margin-left="0in" fo:margin-right="0in" fo:margin-top="0in" fo:margin-bottom="0in" loext:contextual-spacing="false" fo:text-indent="0in" style:auto-text-indent="false" fo:padding="0in" fo:border="none"/>
    </style:style>
    <style:style style:name="P7" style:family="paragraph" style:parent-style-name="Text_20_body" style:list-style-name="L2">
      <style:paragraph-properties fo:margin-left="0in" fo:margin-right="0in" fo:margin-top="0in" fo:margin-bottom="0in" loext:contextual-spacing="false" fo:text-indent="0in" style:auto-text-indent="false" fo:padding="0in" fo:border="none"/>
    </style:style>
    <style:style style:name="P8" style:family="paragraph" style:parent-style-name="Text_20_body" style:list-style-name="L3">
      <style:paragraph-properties fo:margin-left="0in" fo:margin-right="0in" fo:margin-top="0in" fo:margin-bottom="0in" loext:contextual-spacing="false" fo:text-indent="0in" style:auto-text-indent="false" fo:padding="0in" fo:border="none"/>
    </style:style>
    <style:style style:name="P9" style:family="paragraph" style:parent-style-name="Text_20_body" style:list-style-name="L4">
      <style:paragraph-properties fo:margin-left="0in" fo:margin-right="0in" fo:margin-top="0in" fo:margin-bottom="0in" loext:contextual-spacing="false" fo:text-indent="0in" style:auto-text-indent="false"/>
    </style:style>
    <style:style style:name="T1" style:family="text">
      <style:text-properties style:text-line-through-style="none" style:text-line-through-type="none" style:text-underline-style="none" style:text-blinking="false"/>
    </style:style>
    <style:style style:name="T2" style:family="text">
      <style:text-properties fo:font-variant="normal" fo:text-transform="none" fo:color="#000000" style:font-name="Source Sans Pro" fo:letter-spacing="normal" fo:font-style="normal" fo:font-weight="normal"/>
    </style:style>
    <style:style style:name="T3" style:family="text">
      <style:text-properties fo:font-variant="normal" fo:text-transform="none" fo:color="#000000" style:text-line-through-style="none" style:text-line-through-type="none" style:font-name="Source Sans Pro" fo:letter-spacing="normal" fo:font-style="normal" style:text-underline-style="none" fo:font-weight="normal" style:text-blinking="false"/>
    </style:style>
    <style:style style:name="T4" style:family="text">
      <style:text-properties fo:font-variant="normal" fo:text-transform="none" fo:font-style="normal" fo:font-weight="bold"/>
    </style:style>
    <style:style style:name="T5" style:family="text">
      <style:text-properties fo:font-style="italic" fo:font-weight="bold"/>
    </style:style>
    <style:style style:name="T6" style:family="text">
      <style:text-properties style:font-name="var fontMono" loext:padding-left="0.052in" loext:padding-right="0.052in" loext:padding-top="0.0193in" loext:padding-bottom="0.0193in" loext:border="0.06pt solid #80808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Module 5 Project</text:span><text:a xlink:type="simple" xlink:href="https://ed.devmountain.com/materials/skills/back-end/#module-5-project" text:style-name="Internet_20_link" text:visited-style-name="Visited_20_Internet_20_Link"><text:span text:style-name="T3">¶</text:span></text:a></text:h>
      <text:h text:style-name="P3" text:outline-level="2">Introduction</text:h>
      <text:p text:style-name="Text_20_body">It’s time to practice and solidify the skills you learned in this module.</text:p>
      <text:p text:style-name="P2">Independent work</text:p>
      <text:p text:style-name="P4">This is an individual assignment. Please do not collaborate with your peers or share your work until the project is reviewed as a class.</text:p>
      <text:h text:style-name="P3" text:outline-level="2">Setup</text:h>
      <text:list xml:id="list1909676677" text:style-name="L1">
        <text:list-item>
          <text:p text:style-name="P6"><text:a xlink:type="simple" xlink:href="https://ed.devmountain.com/materials/skills/back-end.zip" office:target-frame-name="_blank" xlink:show="new" text:style-name="Internet_20_link" text:visited-style-name="Visited_20_Internet_20_Link"><text:span text:style-name="T1">Click here</text:span></text:a> to download the code files you need to for this project.</text:p>
        </text:list-item>
        <text:list-item>
          <text:p text:style-name="P6">Navigate to the project folder on the command line and open it up in VSCode</text:p>
        </text:list-item>
        <text:list-item>
          <text:p text:style-name="P6">In your terminal, be sure to run these commands separately: ‘npm init -y’ to create a package.json file, &amp; ‘git init’ so that you can link your local repo to a Github repo (which you’ll need to create) for submission purposes.</text:p>
        </text:list-item>
        <text:list-item>
          <text:p text:style-name="P6">In the terminal at the root of the project, run “npm i express cors” to install the necessary packages for the assessment.</text:p>
        </text:list-item>
      </text:list>
      <text:list xml:id="list3805588105" text:style-name="L2">
        <text:list-item>
          <text:p text:style-name="P7">Start the application’s server by running the following command in your terminal after you’ve navigated to the assessment’s root folder:</text:p>
        </text:list-item>
      </text:list>
      <text:p text:style-name="P5">$ <text:span text:style-name="T4">node server/index.js</text:span></text:p>
      <text:list xml:id="list3755074285" text:style-name="L3">
        <text:list-item>
          <text:p text:style-name="P8">Go to your web browser and click File &gt; Open in the menu.</text:p>
        </text:list-item>
        <text:list-item>
          <text:p text:style-name="P8">Navigate to the file <text:span text:style-name="Citation"><text:span text:style-name="T5">client/index.html</text:span></text:span> in the file explorer and open it (or, alternatively, you can open this file with the Live-Server extension, if installed).</text:p>
        </text:list-item>
        <text:list-item>
          <text:p text:style-name="P8">You should see a button that says “Get compliment”.</text:p>
        </text:list-item>
      </text:list>
      <text:h text:style-name="P3" text:outline-level="2">Explore the app</text:h>
      <text:list xml:id="list558234713" text:style-name="L4">
        <text:list-item>
          <text:p text:style-name="P9">Click the button a few times to get a feel for what this tiny web app does.</text:p>
        </text:list-item>
        <text:list-item>
          <text:p text:style-name="P9">Read the code inside the two files <text:span text:style-name="Citation"><text:span text:style-name="T5">client/index.html</text:span></text:span> and <text:span text:style-name="Citation"><text:span text:style-name="T5">server/index.js</text:span></text:span>. Refer to your notes or the internet to understand how each part is working.</text:p>
        </text:list-item>
      </text:list>
      <text:h text:style-name="P3" text:outline-level="2">Add a New Feature</text:h>
      <text:p text:style-name="Text_20_body">Using the “get compliment” feature and code as an example, create a new feature that allows the user to get a random fortune, similar to the kind you would see in a fortune cookie. There are some great ideas for fortunes <text:a xlink:type="simple" xlink:href="https://joshmadison.com/2008/04/20/fortune-cookie-fortunes/" office:target-frame-name="_blank" xlink:show="new" text:style-name="Internet_20_link" text:visited-style-name="Visited_20_Internet_20_Link"><text:span text:style-name="T1">here</text:span></text:a>. You should include at least 5 possible fortunes.</text:p>
      <text:p text:style-name="Text_20_body">This feature needs to include JavaScript code on the front-end to handle the button click event, as well as JavaScript (Node) code on the back end to handle the request for a fortune and producing an appropriate HTTP response.</text:p>
      <text:h text:style-name="P3" text:outline-level="2"><text:soft-page-break/>Add 3 More Features</text:h>
      <text:p text:style-name="Text_20_body">It’s time to get creative! Come up with 3 additional features you would like to add to this website. They can involve more buttons , input (<text:span text:style-name="Source_20_Text"><text:span text:style-name="T6">&lt;input type="text"&gt;</text:span></text:span>) fields, or dropdown fields (<text:span text:style-name="Source_20_Text"><text:span text:style-name="T6">&lt;select&gt;</text:span></text:span>). Allow the user to ask for things that will inspire, encourage, or help them progress towards their goals. The more creative, the better! You are not limited to only GET requests, you can also incorporate POST, PUT, DELETE requests if/where needed.</text:p>
      <text:p text:style-name="Text_20_body">You should use your skills/reference materials from the lessons <text:span text:style-name="Citation"><text:span text:style-name="T5">Back-End 1</text:span></text:span>, <text:span text:style-name="Citation"><text:span text:style-name="T5">Back-End 2</text:span></text:span> and the <text:span text:style-name="Citation"><text:span text:style-name="T5">APIs</text:span></text:span> lessons.</text:p>
      <text:p text:style-name="Text_20_body"><text:span text:style-name="Strong_20_Emphasis">When done, be sure to push your code to Github for this assignment, then submit the link on Frodo!</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ource Sans Pro" svg:font-family="'Source Sans Pro', sans-serif"/>
    <style:font-face style:name="var fontMono" svg:font-family="'var fontMono'"/>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1-06-28T11:11:04.620000000</dc:date>
    <meta:editing-duration>PT22H5M45S</meta:editing-duration>
    <meta:editing-cycles>3</meta:editing-cycles>
    <meta:document-statistic meta:table-count="0" meta:image-count="0" meta:object-count="0" meta:page-count="2" meta:paragraph-count="25" meta:word-count="466" meta:character-count="2623" meta:non-whitespace-character-count="2192"/>
  </office:meta>
</office:document-meta>
</file>